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e7f1" officeooo:paragraph-rsid="0014e7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varia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lv" fo:country="L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v" fo:country="L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6:09:08.407120775</meta:creation-date>
    <dc:date>2024-04-25T16:10:08.329632688</dc:date>
    <meta:editing-duration>PT1M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